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GB"/>
    </style:style>
  </office:automatic-styles>
  <office:body>
    <office:text text:use-soft-page-breaks="true">
      <text:p text:style-name="P1">Vanguard Calculator App.</text:p>
      <text:p text:style-name="Normal">De Vanguard Calculator App houd de kracht bij van de kaarten op jouw speelveld.<text:s/></text:p>
      <text:p text:style-name="Normal">De app bevat 7 circles.<text:line-break/>de Vanguard circle heeft twee input velden en een uitvoer veld</text:p>
      <text:p text:style-name="Normal">De Rear guard circles hebben twee input velden en een uitvoer veld<text:s/></text:p>
      <text:p text:style-name="Normal">De Guard circle heeft een invoer veld, en een veld die alleen uitvoer heeft, de uitvoer is de value van de Guard circle + de value van de Vanguard</text:p>
      <text:p text:style-name="Normal">Er is een knop die zorgt dat alle invoer velden die values worden toegevoegd aan de respectieve circles.<text:s/></text:p>
      <text:p text:style-name="Normal">Er is een knop die alle invoer wijzigingen weer rese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nl" fo:country="NL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in Berkel</meta:initial-creator>
    <dc:creator>Robin van Berkel</dc:creator>
    <meta:creation-date>2018-05-29T08:48:00Z</meta:creation-date>
    <dc:date>2018-05-29T09:29:00Z</dc:date>
    <meta:template xlink:href="Normal.dotm" xlink:type="simple"/>
    <meta:editing-cycles>1</meta:editing-cycles>
    <meta:editing-duration>PT2460S</meta:editing-duration>
    <meta:document-statistic meta:page-count="1" meta:paragraph-count="1" meta:word-count="85" meta:character-count="569" meta:row-count="4" meta:non-whitespace-character-count="485"/>
  </office:meta>
</office:document-meta>
</file>